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588cm" svg:height="5.588cm" svg:x="10.017cm" svg:y="3.794cm">
          <text:p text:style-name="P1">Deco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979cm" svg:height="5.064cm" svg:x="4.879cm" svg:y="4.048cm">
          <text:p text:style-name="P1">Observation</text:p>
          <text:p text:style-name="P1">Dat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5.207cm" svg:height="1.973cm" svg:x="18.018cm" svg:y="5.631cm">
          <text:p text:style-name="P1">Most Probable</text:p>
          <text:p text:style-name="P1">State Sequen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.114cm" svg:y1="6.58cm" svg:x2="10.017cm" svg:y2="6.588cm" draw:start-shape="id1" draw:start-glue-point="9" draw:end-shape="id2" draw:end-glue-point="6" svg:d="m7114 6580 2903 8" svg:viewBox="0 0 2904 9">
          <text:p/>
        </draw:connector>
        <draw:connector draw:style-name="gr3" draw:text-style-name="P1" draw:layer="layout" draw:type="line" svg:x1="15.605cm" svg:y1="6.588cm" svg:x2="18.018cm" svg:y2="6.617cm" draw:start-shape="id2" draw:start-glue-point="10" draw:end-shape="id3" draw:end-glue-point="3" svg:d="m15605 6588 2413 29" svg:viewBox="0 0 2414 30">
          <text:p/>
        </draw:connector>
        <draw:custom-shape draw:style-name="gr1" draw:text-style-name="P1" xml:id="id4" draw:id="id4" draw:layer="layout" svg:width="5.588cm" svg:height="5.588cm" svg:x="5.826cm" svg:y="12.176cm"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62cm" svg:y1="12.176cm" svg:x2="6.369cm" svg:y2="9.112cm" draw:start-shape="id4" draw:start-glue-point="4" draw:end-shape="id1" draw:end-glue-point="7" svg:d="m8620 12176c0-2296-2251-765-2251-3064" svg:viewBox="0 0 2252 3065">
          <text:p/>
        </draw:connector>
        <draw:custom-shape draw:style-name="gr2" draw:text-style-name="P1" xml:id="id5" draw:id="id5" draw:layer="layout" svg:width="5.842cm" svg:height="2.413cm" svg:x="13.573cm" svg:y="13.573cm">
          <text:p text:style-name="P1">Markov Mode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573cm" svg:y1="14.779cm" svg:x2="11.414cm" svg:y2="14.97cm" draw:start-shape="id5" draw:start-glue-point="3" draw:end-shape="id4" draw:end-glue-point="10" svg:d="m13573 14779-2159 191" svg:viewBox="0 0 2160 192">
          <text:p/>
        </draw:connector>
        <draw:connector draw:style-name="gr3" draw:text-style-name="P1" draw:layer="layout" draw:type="line" svg:x1="16.494cm" svg:y1="13.573cm" svg:x2="12.811cm" svg:y2="9.382cm" draw:start-shape="id5" draw:start-glue-point="0" draw:end-shape="id2" draw:end-glue-point="8" svg:d="m16494 13573-3683-4191" svg:viewBox="0 0 3684 4192">
          <text:p/>
        </draw:connector>
      </draw:page>
      <draw:page draw:name="page2" draw:style-name="dp1" draw:master-page-name="Default">
        <draw:custom-shape draw:style-name="gr4" draw:text-style-name="P1" draw:layer="layout" svg:width="11.325cm" svg:height="11.325cm" svg:x="8.239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902cm" svg:height="0.962cm" svg:x="12.576cm" svg:y="16.294cm">
          <draw:text-box>
            <text:p>Decoder</text:p>
          </draw:text-box>
        </draw:frame>
        <draw:custom-shape draw:style-name="gr1" draw:text-style-name="P1" xml:id="id6" draw:id="id6" draw:layer="layout" svg:width="1.524cm" svg:height="2.032cm" svg:x="5.572cm" svg:y="14.081cm">
          <text:p text:style-name="P1">Markov Mode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8" draw:id="id8" draw:layer="layout" svg:width="1.524cm" svg:height="2.032cm" svg:x="5.572cm" svg:y="6.461cm">
          <text:p text:style-name="P1">Observation Data</text:p>
          <draw:enhanced-geometry svg:viewBox="0 0 88 21600" draw:glue-points="44 ?f6 44 0 0 10800 44 21600 88 10800" draw:text-areas="0 ?f6 88 ?f3" draw:type="can" draw:modifiers="3856.763403836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7" draw:id="id7" draw:layer="layout" svg:width="3.697cm" svg:height="3.697cm" svg:x="9.749cm" svg:y="9.128cm">
          <text:p text:style-name="P1">Traine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9" draw:id="id9" draw:layer="layout" svg:width="3.697cm" svg:height="3.697cm" svg:x="14.575cm" svg:y="6.08cm">
          <text:p text:style-name="P1">Decoding</text:p>
          <text:p text:style-name="P1">Algorith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curve" svg:x1="6.334cm" svg:y1="14.589cm" svg:x2="9.749cm" svg:y2="10.976cm" draw:start-shape="id6" draw:start-glue-point="4" draw:end-shape="id7" draw:end-glue-point="6" svg:d="m6334 14589c0-2409 1138-3613 3415-3613" svg:viewBox="0 0 3416 3614">
          <text:p/>
        </draw:connector>
        <draw:connector draw:style-name="gr3" draw:text-style-name="P1" draw:layer="layout" draw:type="curve" svg:x1="6.334cm" svg:y1="6.824cm" svg:x2="14.575cm" svg:y2="7.928cm" draw:start-shape="id8" draw:start-glue-point="4" draw:end-shape="id9" draw:end-glue-point="6" svg:d="m6334 6824c0-1296 2671-1080 3645-480s248 1584 4596 1584" svg:viewBox="0 0 8242 2059">
          <text:p/>
        </draw:connector>
        <draw:connector draw:style-name="gr3" draw:text-style-name="P1" draw:layer="layout" draw:type="curve" svg:x1="13.446cm" svg:y1="10.976cm" svg:x2="15.116cm" svg:y2="9.236cm" draw:start-shape="id7" draw:start-glue-point="10" draw:end-shape="id9" draw:end-glue-point="7" svg:d="m13446 10976c846 0 11-1740 1670-1740" svg:viewBox="0 0 1671 1741">
          <text:p/>
        </draw:connector>
        <draw:custom-shape draw:style-name="gr1" draw:text-style-name="P1" xml:id="id10" draw:id="id10" draw:layer="layout" svg:width="1.397cm" svg:height="2.286cm" svg:x="21.828cm" svg:y="8.874cm">
          <text:p text:style-name="P1">State</text:p>
          <text:p text:style-name="P1">Seque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curve" svg:x1="17.731cm" svg:y1="9.236cm" svg:x2="21.828cm" svg:y2="10.017cm" draw:start-shape="id9" draw:start-glue-point="9" draw:end-shape="id10" svg:d="m17731 9236c2950 0 902 781 4097 781" svg:viewBox="0 0 4098 7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6T16:00:31.039799000</meta:creation-date>
    <dc:date>2014-05-06T16:33:30.099228000</dc:date>
    <meta:editing-duration>PT17M42S</meta:editing-duration>
    <meta:editing-cycles>3</meta:editing-cycles>
    <meta:generator>LibreOffice/4.1.5.3$MacOSX_x86 LibreOffice_project/1c1366bba2ba2b554cd2ca4d87c06da81c05d24</meta:generator>
    <meta:document-statistic meta:object-count="21"/>
  </office:meta>
</office:document-meta>
</file>